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class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.046cm" svg:height="0.683cm" svg:x="5.4cm" svg:y="4.476cm">
          <draw:glue-point draw:id="4" svg:x="-2.259cm" svg:y="5.007cm"/>
          <draw:glue-point draw:id="5" svg:x="2.513cm" svg:y="5.007cm"/>
          <text:p text:style-name="P1">xml_stream_handl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4.287cm" svg:height="3.545cm" svg:x="3.227cm" svg:y="8.811cm">
          <draw:glue-point draw:id="4" svg:x="5.001cm" svg:y="3.881cm"/>
          <text:p text:style-name="P1">xlsx_sheet_xml_handler</text:p>
          <draw:enhanced-geometry svg:viewBox="0 0 21600 21600" draw:type="rectangle" draw:enhanced-path="M 0 0 L 21600 0 21600 21600 0 21600 0 0 Z N"/>
        </draw:custom-shape>
        <draw:connector draw:style-name="inheritance_20__28_public_29_" draw:layer="layout" svg:x1="5.37cm" svg:y1="8.811cm" svg:x2="6.51cm" svg:y2="5.158cm" draw:start-shape="id1" draw:start-glue-point="0" draw:end-shape="id2" draw:end-glue-point="4" svg:d="m5370 8811v-1827h1140v-1826">
          <text:p/>
        </draw:connector>
        <draw:custom-shape draw:style-name="gr1" draw:text-style-name="P1" draw:id="id3" draw:layer="layout" svg:width="4.286cm" svg:height="0.715cm" svg:x="8.229cm" svg:y="6.641cm">
          <text:p text:style-name="P1">ods_content_xml_handler</text:p>
          <draw:enhanced-geometry svg:viewBox="0 0 21600 21600" draw:type="rectangle" draw:enhanced-path="M 0 0 L 21600 0 21600 21600 0 21600 0 0 Z N"/>
        </draw:custom-shape>
        <draw:connector draw:style-name="inheritance_20__28_public_29_" draw:layer="layout" svg:x1="10.372cm" svg:y1="6.641cm" svg:x2="8.439cm" svg:y2="5.158cm" draw:start-shape="id3" draw:start-glue-point="0" draw:end-shape="id2" draw:end-glue-point="5" svg:d="m10372 6641v-742h-1933v-741">
          <text:p/>
        </draw:connector>
        <draw:custom-shape draw:style-name="gr1" draw:text-style-name="P1" draw:id="id4" draw:layer="layout" svg:width="4.18cm" svg:height="0.739cm" svg:x="9.553cm" svg:y="11.458cm">
          <text:p text:style-name="P1">xlsx_sheet_xml_context</text:p>
          <draw:enhanced-geometry svg:viewBox="0 0 21600 21600" draw:type="rectangle" draw:enhanced-path="M 0 0 L 21600 0 21600 21600 0 21600 0 0 Z N"/>
        </draw:custom-shape>
        <draw:connector draw:style-name="data_20_member_20__28_pointer_29_" draw:layer="layout" svg:x1="7.513cm" svg:y1="11.958cm" svg:x2="9.553cm" svg:y2="11.827cm" draw:start-shape="id1" draw:start-glue-point="4" draw:end-shape="id4" draw:end-glue-point="3" svg:d="m7513 11958h1020v-131h1020">
          <text:p/>
        </draw:connector>
        <draw:custom-shape draw:style-name="namespace" draw:layer="layout" svg:width="9.922cm" svg:height="8.441cm" svg:x="16.43cm" svg:y="6.482cm">
          <text:p>mod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52cm" svg:height="0.714cm" svg:x="17.145cm" svg:y="9.789cm">
          <text:p text:style-name="P1">shee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2" draw:display-name="Transparency 2" draw:style="linear" draw:start="100%" draw:end="3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heritance_20__28_public_29_" style:display-name="inheritance (public)" style:family="graphic" style:parent-style-name="standard">
      <style:graphic-properties draw:marker-start-width="0.203cm" draw:marker-end="Circle" draw:marker-end-width="0.203cm" draw:textarea-horizontal-align="center" draw:textarea-vertical-align="middle"/>
      <style:paragraph-properties fo:text-align="center"/>
    </style:style>
    <style:style style:name="module_20_boundary" style:display-name="module boundary" style:family="graphic" style:parent-style-name="objectwithoutfill">
      <style:graphic-properties draw:stroke="dash" draw:stroke-dash="Fine_20_Dashed" svg:stroke-width="0cm" svg:stroke-color="#000000" draw:marker-start-width="0.3cm" draw:marker-start-center="false" draw:marker-end-width="0.3cm" draw:marker-end-center="false" draw:fill="none" draw:fill-color="#ffff00" draw:fill-gradient-name="Gradient_20_8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module_20_boundary" style:display-name="module boundar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function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66cc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function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inheritance_20__28_private_29_" style:display-name="inheritance (private)" style:family="graphic" style:parent-style-name="standard">
      <style:graphic-properties draw:stroke="dash" draw:stroke-dash="Fine_20_Dashed_20__28_var_29_" svg:stroke-width="0cm" svg:stroke-color="#9966cc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inheritance_20__28_private_29_" style:display-name="inheritance (private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function_20_pointer" style:display-name="function pointer" style:family="graphic" style:parent-style-name="standard">
      <style:graphic-properties draw:stroke="none" draw:stroke-dash="Line_20_Style_20_9" svg:stroke-width="0cm" svg:stroke-color="#9966cc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opacity="100%" draw:opacity-name="Transparency_20_2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function_20_pointer" style:display-name="function pointe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class_20__28_other_20_page_29_" style:display-name="class (other page)" style:family="graphic" style:parent-style-name="standard">
      <style:graphic-properties draw:stroke="dash" draw:stroke-dash="Ultrafine_20_2_20_Dots_20_3_20_Dashes" svg:stroke-width="0cm" svg:stroke-color="#000000" draw:marker-start-width="0.3cm" draw:marker-start-center="false" draw:marker-end-width="0.3cm" draw:marker-end-center="false" draw:fill="solid" draw:fill-color="#e6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class_20__28_other_20_page_29_" style:display-name="class (other page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emplate_20_typename" style:display-name="template typename" style:family="graphic" style:parent-style-name="standard">
      <style:graphic-properties draw:stroke="solid" draw:stroke-dash="Dash_20_2" svg:stroke-width="0cm" svg:stroke-color="#0000ff" draw:marker-start-width="0.3cm" draw:marker-start-center="false" draw:marker-end-width="0.3cm" draw:marker-end-center="false" draw:fill="solid" draw:fill-color="#83caff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template_20_typename" style:display-name="template typenam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0000ff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enum" style:family="graphic" style:parent-style-name="standard">
      <style:graphic-properties draw:stroke="solid" draw:stroke-dash="Dash_20_2" svg:stroke-width="0cm" svg:stroke-color="#800080" draw:marker-start-width="0.3cm" draw:marker-start-center="false" draw:marker-end-width="0.3cm" draw:marker-end-center="false" draw:fill="solid" draw:fill-color="#9999ff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enum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inheritance_20__28_protected_29_" style:display-name="inheritance (protected)" style:family="graphic" style:parent-style-name="standard">
      <style:graphic-properties draw:stroke="solid" draw:stroke-dash="Dash_20_2" svg:stroke-width="0cm" svg:stroke-color="#00ae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inheritance_20__28_protected_29_" style:display-name="inheritance (protected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uno_20_implementation" style:display-name="uno implementation" style:family="graphic">
      <style:graphic-properties svg:stroke-color="#808080" draw:marker-end="Double_20_Arrow"/>
    </style:style>
    <style:style style:name="inheritance_20__28_public_29__20_2" style:display-name="inheritance (public) 2" style:family="graphic" style:parent-style-name="standard">
      <style:graphic-properties draw:stroke="solid" draw:stroke-dash="Dash_20_2" svg:stroke-width="0cm" svg:stroke-color="#0000ff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inheritance_20__28_public_29__20_2" style:display-name="inheritance (public) 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inheritance_20__28_public_29__20_3" style:display-name="inheritance (public) 3" style:family="graphic" style:parent-style-name="standard">
      <style:graphic-properties draw:stroke="solid" draw:stroke-dash="Dash_20_2" svg:stroke-width="0cm" svg:stroke-color="#9966cc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inheritance_20__28_public_29__20_3" style:display-name="inheritance (public) 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ata_20_member_20__28_reference_29_" style:display-name="data member (reference)" style:family="graphic" style:parent-style-name="standard">
      <style:graphic-properties draw:stroke="solid" draw:stroke-dash="Dash_20_2" svg:stroke-width="0cm" svg:stroke-color="#008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data_20_member_20__28_reference_29_" style:display-name="data member (reference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uno_20_service" style:display-name="uno service" style:family="graphic" style:parent-style-name="standard">
      <style:graphic-properties draw:stroke="solid" draw:stroke-dash="Ultrafine_20_Dashed" svg:stroke-width="0cm" svg:stroke-color="#cc6633" draw:marker-start-width="0.3cm" draw:marker-start-center="false" draw:marker-end="Circle" draw:marker-end-width="0.203cm" draw:marker-end-center="false" draw:fill="solid" draw:fill-color="#e67814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>
        <text:list-style style:name="uno_20_service" style:display-name="uno servic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class_20__28_external_20_module_29_" style:display-name="class (external module)" style:family="graphic" style:parent-style-name="standard">
      <style:graphic-properties draw:stroke="solid" draw:stroke-dash="Dash_20_2" svg:stroke-width="0cm" svg:stroke-color="#666666" draw:marker-start-width="0.3cm" draw:marker-start-center="false" draw:marker-end-width="0.3cm" draw:marker-end-center="false" draw:fill="solid" draw:fill-color="#e6e6e6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class_20__28_external_20_module_29_" style:display-name="class (external module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666666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ata_20_member_20__28_multiple_29_" style:display-name="data member (multiple)" style:family="graphic" style:parent-style-name="standard">
      <style:graphic-properties draw:stroke="solid" draw:stroke-dash="Dash_20_2" svg:stroke-width="0.025cm" svg:stroke-color="#000080" draw:marker-start-width="0.178cm" draw:marker-start-center="false" draw:marker-end-width="0.178cm" draw:marker-end-center="false" draw:fill="solid" draw:fill-color="#ffff00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data_20_member_20__28_multiple_29_" style:display-name="data member (multiple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class_20__28_pimpl_29_" style:display-name="class (pimpl)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4c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>
        <text:list-style style:name="class_20__28_pimpl_29_" style:display-name="class (pimpl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ypedef" style:family="graphic" style:parent-style-name="standard">
      <style:graphic-properties draw:stroke="solid" draw:stroke-dash="Dash_20_2" svg:stroke-width="0cm" svg:stroke-color="#0066cc" draw:marker-start-width="0.3cm" draw:marker-start-center="false" draw:marker-end="Line_20_Arrow" draw:marker-end-width="0.203cm" draw:marker-end-center="false" draw:fill="solid" draw:fill-color="#e6e6ff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typedef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0066cc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struct" style:family="graphic" style:parent-style-name="standard">
      <style:graphic-properties draw:stroke="solid" draw:stroke-dash="Dash_20_2" svg:stroke-width="0cm" svg:stroke-color="#355e00" draw:marker-start-width="0.3cm" draw:marker-start-center="false" draw:marker-end-width="0.3cm" draw:marker-end-center="false" draw:fill="solid" draw:fill-color="#23ff2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ruc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namespace" style:family="graphic" style:parent-style-name="standard">
      <style:graphic-properties draw:stroke="dash" draw:stroke-dash="_32__20_Dots_20_1_20_Dash" svg:stroke-width="0cm" svg:stroke-color="#000000" draw:marker-start-width="0.3cm" draw:marker-start-center="false" draw:marker-end-width="0.3cm" draw:marker-end-center="false" draw:fill="none" draw:fill-color="#ffff00" draw:fill-gradient-name="Gradient_20_7" draw:fill-hatch-name="Hatch_20_1" draw:fill-image-name="Bitmape_20_1" draw:fill-image-width="0cm" draw:fill-image-height="0cm" draw:textarea-horizontal-align="left" draw:textarea-vertical-align="top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>
        <text:list-style style:name="namespac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class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ff00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clas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uno_20_interface" style:display-name="uno interface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cccc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uno_20_interface" style:display-name="uno interfac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ata_20_member_20__28_pointer_29_" style:display-name="data member (pointer)" style:family="graphic" style:parent-style-name="standard">
      <style:graphic-properties draw:stroke="dash" draw:stroke-dash="Fine_20_Dashed_20__28_var_29_" svg:stroke-width="0.025cm" svg:stroke-color="#cccc00" draw:marker-start-width="0.178cm" draw:marker-start-center="false" draw:marker-end="Arrow" draw:marker-end-width="0.178cm" draw:marker-end-center="false" draw:fill="none" draw:fill-color="#c0c0c0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data_20_member_20__28_pointer_29_" style:display-name="data member (pointer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666600" style:text-outline="true" style:text-line-through-style="none" fo:font-family="Arial" style:font-style-name="Regular" style:font-family-generic="swiss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ata_20_member_20__28_multiple_20_pointers_29_" style:display-name="data member (multiple pointers)" style:family="graphic" style:parent-style-name="standard">
      <style:graphic-properties draw:stroke="solid" draw:stroke-dash="Dash_20_2" svg:stroke-width="0.025cm" svg:stroke-color="#996633" draw:marker-start-width="0.178cm" draw:marker-start-center="false" draw:marker-end-width="0.178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ata_20_member_20__28_multiple_20_pointers_29_" style:display-name="data member (multiple pointers)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annotation" style:family="graphic">
      <style:graphic-properties draw:stroke="none" svg:stroke-color="#000000" draw:fill="none" draw:fill-color="#ffffff" draw:fill-image-width="0cm" draw:fill-image-height="0cm" draw:textarea-horizontal-align="left" draw:textarea-vertical-align="top" draw:auto-grow-height="false" draw:fit-to-size="false" fo:min-height="6.376cm"/>
      <style:paragraph-properties fo:margin-left="0cm" fo:margin-right="0cm" fo:text-align="start" fo:text-indent="0cm">
        <style:tab-stops/>
      </style:paragraph-properties>
      <style:text-properties fo:font-family="Arial" style:font-style-name="Regular" style:font-family-generic="swiss" fo:font-size="9pt" style:font-size-asian="9pt"/>
    </style:style>
    <style:style style:name="local_20_usage_20__2f__20_return_20_type" style:display-name="local usage / return type" style:family="graphic" style:parent-style-name="standard">
      <style:graphic-properties draw:stroke="dash" draw:stroke-dash="Ultrafine_20_Dashed" svg:stroke-width="0.025cm" svg:stroke-color="#0c5248" draw:marker-start-width="0.178cm" draw:marker-start-center="false" draw:marker-end="Arrow" draw:marker-end-width="0.178cm" draw:marker-end-center="false" draw:fill="solid" draw:fill-color="#ffff00" draw:fill-gradient-name="Gradient_20_9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local_20_usage_20__2f__20_return_20_type" style:display-name="local usage / return typ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bold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ata_20_member" style:display-name="data member" style:family="graphic" style:parent-style-name="standard">
      <style:graphic-properties draw:stroke="solid" draw:stroke-dash="Fine_20_Dashed" svg:stroke-width="0cm" svg:stroke-color="#cccccc" draw:marker-start-width="0.152cm" draw:marker-start-center="false" draw:marker-end="Arrow" draw:marker-end-width="0.152cm" draw:marker-end-center="false" draw:fill="solid" draw:fill-color="#ffff00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data_20_member" style:display-name="data membe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666666" style:text-outline="false" style:text-line-through-style="none" fo:font-family="Arial" style:font-family-generic="roman" style:font-pitch="variable" fo:font-size="9pt" fo:font-style="normal" fo:text-shadow="none" style:text-underline-style="none" fo:font-weight="bold" style:font-family-asian="さざなみゴシック" style:font-pitch-asian="variable" style:font-size-asian="9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ohei Yoshida</meta:initial-creator>
    <meta:creation-date>2010-12-04T21:43:24</meta:creation-date>
    <dc:date>2010-12-05T01:23:40</dc:date>
    <dc:creator>Kohei Yoshida</dc:creator>
    <meta:editing-duration>PT03H40M18S</meta:editing-duration>
    <meta:editing-cycles>6</meta:editing-cycles>
    <meta:generator>OpenOffice.org/3.2$Linux OpenOffice.org_project/320m19$Build-9505</meta:generator>
    <meta:document-statistic meta:object-count="9"/>
  </office:meta>
</office:document-meta>
</file>